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900" draw:fill-color="#ff6600" draw:textarea-horizontal-align="justify" draw:textarea-vertical-align="middle" draw:auto-grow-height="false" fo:min-height="8.15cm" fo:min-width="7.9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5.55cm" fo:min-width="5.37cm"/>
    </style:style>
    <style:style style:name="P1" style:family="paragraph">
      <loext:graphic-properties draw:fill-color="#ff6600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4cm" svg:height="8.4cm" draw:transform="rotate (0.785398163397448) translate (0.512cm 5.9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cm" svg:height="8.2cm" draw:transform="rotate (0.785398163397448) translate (0.733cm 5.7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07:33:19.187664428</meta:creation-date>
    <dc:date>2018-09-12T08:39:52.127046923</dc:date>
    <meta:editing-duration>PT6M2S</meta:editing-duration>
    <meta:editing-cycles>1</meta:editing-cycles>
    <meta:generator>LibreOffice/5.1.6.2$Linux_x86 LibreOffice_project/10m0$Build-2</meta:generator>
    <meta:document-statistic meta:object-count="2"/>
  </office:meta>
</office:document-meta>
</file>